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1b73" officeooo:paragraph-rsid="00141b73"/>
    </style:style>
    <style:style style:name="P2" style:family="paragraph" style:parent-style-name="Standard">
      <style:text-properties officeooo:rsid="00141b73" officeooo:paragraph-rsid="001446bc"/>
    </style:style>
    <style:style style:name="P3" style:family="paragraph" style:parent-style-name="Standard">
      <style:text-properties officeooo:rsid="001446bc" officeooo:paragraph-rsid="001446bc"/>
    </style:style>
    <style:style style:name="P4" style:family="paragraph" style:parent-style-name="Standard">
      <style:text-properties officeooo:rsid="0015aabe" officeooo:paragraph-rsid="0015aabe"/>
    </style:style>
    <style:style style:name="T1" style:family="text">
      <style:text-properties officeooo:rsid="001446bc"/>
    </style:style>
    <style:style style:name="T2" style:family="text">
      <style:text-properties officeooo:rsid="0015aabe"/>
    </style:style>
    <style:style style:name="T3" style:family="text">
      <style:text-properties style:text-position="super 58%" officeooo:rsid="0015aabe"/>
    </style:style>
    <style:style style:name="T4" style:family="text">
      <style:text-properties style:text-position="0% 100%" officeooo:rsid="0015aabe"/>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9 Report</text:p>
      <text:p text:style-name="P1"/>
      <text:p text:style-name="P1">1) The queue abstract data type is very useful in implementing computing systems. It is capable of taking lists of data and allowing them to be accessed in the FIFO (first in fist out) method. Some practical examples of what a queue can do include determining what print job will be performed next, or what call should be connected at a customer service center.</text:p>
      <text:p text:style-name="P1"/>
      <text:p text:style-name="P1">2) A fully commented version of JosephusSolver.java is attached to the back of the lab.</text:p>
      <text:p text:style-name="P1"/>
      <text:p text:style-name="P1">3) I) millerg2@aldenv141:~/112/cs112S2015-millerg2/lab9$ java edu.allegheny.solve.JosephusSolver 3 5</text:p>
      <text:p text:style-name="P1"><text:s text:c="2"/>Queue: (kid0, kid1, kid2, kid3) <text:s/>k = 5</text:p>
      <text:p text:style-name="P1"><text:s text:c="4"/>kid1 is out</text:p>
      <text:p text:style-name="P1"><text:s text:c="2"/>Queue: (kid2, kid3, kid0) <text:s/>k = 5</text:p>
      <text:p text:style-name="P1"><text:s text:c="4"/>kid0 is out</text:p>
      <text:p text:style-name="P1"><text:s text:c="2"/>Queue: (kid2, kid3) <text:s/>k = 5</text:p>
      <text:p text:style-name="P1"><text:s text:c="4"/>kid3 is out</text:p>
      <text:p text:style-name="P1">The winner is kid2</text:p>
      <text:p text:style-name="P1">Elapsed Time: 1 milliseconds</text:p>
      <text:p text:style-name="P1">II) @aldenv141:~/112/cs112S2015-millerg2/lab9$ java edu.allegheny.solve.JosephusSolver 5 3</text:p>
      <text:p text:style-name="P1"><text:s text:c="2"/>Queue: (kid0, kid1, kid2, kid3, kid4, kid5) <text:s/>k = 3</text:p>
      <text:p text:style-name="P1"><text:s text:c="4"/>kid3 is out</text:p>
      <text:p text:style-name="P1"><text:s text:c="2"/>Queue: (kid4, kid5, kid0, kid1, kid2) <text:s/>k = 3</text:p>
      <text:p text:style-name="P1"><text:s text:c="4"/>kid1 is out</text:p>
      <text:p text:style-name="P1"><text:s text:c="2"/>Queue: (kid2, kid4, kid5, kid0) <text:s/>k = 3</text:p>
      <text:p text:style-name="P1"><text:s text:c="4"/>kid0 is out</text:p>
      <text:p text:style-name="P1"><text:s text:c="2"/>Queue: (kid2, kid4, kid5) <text:s/>k = 3</text:p>
      <text:p text:style-name="P1"><text:s text:c="4"/>kid2 is out</text:p>
      <text:p text:style-name="P1"><text:s text:c="2"/>Queue: (kid4, kid5) <text:s/>k = 3</text:p>
      <text:p text:style-name="P1"><text:s text:c="4"/>kid5 is out</text:p>
      <text:p text:style-name="P1">The winner is kid4</text:p>
      <text:p text:style-name="P1">Elapsed Time: 2 milliseconds</text:p>
      <text:p text:style-name="P1">III) millerg2@aldenv141:~/112/cs112S2015-millerg2/lab9$ java edu.allegheny.solve.JosephusSolver 10 10</text:p>
      <text:p text:style-name="P1"><text:s text:c="2"/>Queue: (kid0, kid1, kid2, kid3, kid4, kid5, kid6, kid7, kid8, kid9, kid10) <text:s/>k = 10</text:p>
      <text:p text:style-name="P1"><text:s text:c="4"/>kid10 is out</text:p>
      <text:p text:style-name="P1"><text:s text:c="2"/>Queue: (kid0, kid1, kid2, kid3, kid4, kid5, kid6, kid7, kid8, kid9) <text:s/>k = 10</text:p>
      <text:p text:style-name="P1"><text:s text:c="4"/>kid0 is out</text:p>
      <text:p text:style-name="P1"><text:s text:c="2"/>Queue: (kid1, kid2, kid3, kid4, kid5, kid6, kid7, kid8, kid9) <text:s/>k = 10</text:p>
      <text:p text:style-name="P1"><text:s text:c="4"/>kid2 is out</text:p>
      <text:p text:style-name="P1"><text:s text:c="2"/>Queue: (kid3, kid4, kid5, kid6, kid7, kid8, kid9, kid1) <text:s/>k = 10</text:p>
      <text:p text:style-name="P1"><text:s text:c="4"/>kid5 is out</text:p>
      <text:p text:style-name="P1"><text:s text:c="2"/>Queue: (kid6, kid7, kid8, kid9, kid1, kid3, kid4) <text:s/>k = 10</text:p>
      <text:p text:style-name="P1"><text:s text:c="4"/>kid9 is out</text:p>
      <text:p text:style-name="P1"><text:s text:c="2"/>Queue: (kid1, kid3, kid4, kid6, kid7, kid8) <text:s/>k = 10</text:p>
      <text:p text:style-name="P1"><text:s text:c="4"/>kid7 is out</text:p>
      <text:p text:style-name="P1"><text:s text:c="2"/>Queue: (kid8, kid1, kid3, kid4, kid6) <text:s/>k = 10</text:p>
      <text:p text:style-name="P1"><text:s text:c="4"/>kid8 is out</text:p>
      <text:p text:style-name="P1"><text:soft-page-break/><text:s text:c="2"/>Queue: (kid1, kid3, kid4, kid6) <text:s/>k = 10</text:p>
      <text:p text:style-name="P1"><text:s text:c="4"/>kid4 is out</text:p>
      <text:p text:style-name="P1"><text:s text:c="2"/>Queue: (kid6, kid1, kid3) <text:s/>k = 10</text:p>
      <text:p text:style-name="P1"><text:s text:c="4"/>kid1 is out</text:p>
      <text:p text:style-name="P1"><text:s text:c="2"/>Queue: (kid3, kid6) <text:s/>k = 10</text:p>
      <text:p text:style-name="P1"><text:s text:c="4"/>kid3 is out</text:p>
      <text:p text:style-name="P1">The winner is kid6</text:p>
      <text:p text:style-name="P1">Elapsed Time: 3 milliseconds</text:p>
      <text:p text:style-name="P1">IV) millerg2@aldenv141:~/112/cs112S2015-millerg2/lab9$ java edu.allegheny.solve.JosephusSolver 20 5</text:p>
      <text:p text:style-name="P1"><text:s text:c="2"/>Queue: (kid0, kid1, kid2, kid3, kid4, kid5, kid6, kid7, kid8, kid9, kid10, kid11, kid12, kid13, kid14, kid15, kid16, kid17, kid18, kid19, kid20) <text:s/>k = 5</text:p>
      <text:p text:style-name="P1"><text:s text:c="4"/>kid5 is out</text:p>
      <text:p text:style-name="P1"><text:s text:c="2"/>Queue: (kid6, kid7, kid8, kid9, kid10, kid11, kid12, kid13, kid14, kid15, kid16, kid17, kid18, kid19, kid20, kid0, kid1, kid2, kid3, kid4) <text:s/>k = 5</text:p>
      <text:p text:style-name="P1"><text:s text:c="4"/>kid11 is out</text:p>
      <text:p text:style-name="P1"><text:s text:c="2"/>Queue: (kid12, kid13, kid14, kid15, kid16, kid17, kid18, kid19, kid20, kid0, kid1, kid2, kid3, kid4, kid6, kid7, kid8, kid9, kid10) <text:s/>k = 5</text:p>
      <text:p text:style-name="P1"><text:s text:c="4"/>kid17 is out</text:p>
      <text:p text:style-name="P1"><text:s text:c="2"/>Queue: (kid18, kid19, kid20, kid0, kid1, kid2, kid3, kid4, kid6, kid7, kid8, kid9, kid10, kid12, kid13, kid14, kid15, kid16) <text:s/>k = 5</text:p>
      <text:p text:style-name="P1"><text:s text:c="4"/>kid2 is out</text:p>
      <text:p text:style-name="P1"><text:s text:c="2"/>Queue: (kid3, kid4, kid6, kid7, kid8, kid9, kid10, kid12, kid13, kid14, kid15, kid16, kid18, kid19, kid20, kid0, kid1) <text:s/>k = 5</text:p>
      <text:p text:style-name="P1"><text:s text:c="4"/>kid9 is out</text:p>
      <text:p text:style-name="P1"><text:s text:c="2"/>Queue: (kid10, kid12, kid13, kid14, kid15, kid16, kid18, kid19, kid20, kid0, kid1, kid3, kid4, kid6, kid7, kid8) <text:s/>k = 5</text:p>
      <text:p text:style-name="P1"><text:s text:c="4"/>kid16 is out</text:p>
      <text:p text:style-name="P1"><text:s text:c="2"/>Queue: (kid18, kid19, kid20, kid0, kid1, kid3, kid4, kid6, kid7, kid8, kid10, kid12, kid13, kid14, kid15) <text:s/>k = 5</text:p>
      <text:p text:style-name="P1"><text:s text:c="4"/>kid3 is out</text:p>
      <text:p text:style-name="P1"><text:s text:c="2"/>Queue: (kid4, kid6, kid7, kid8, kid10, kid12, kid13, kid14, kid15, kid18, kid19, kid20, kid0, kid1) <text:s/>k = 5</text:p>
      <text:p text:style-name="P1"><text:s text:c="4"/>kid12 is out</text:p>
      <text:p text:style-name="P1"><text:s text:c="2"/>Queue: (kid13, kid14, kid15, kid18, kid19, kid20, kid0, kid1, kid4, kid6, kid7, kid8, kid10) <text:s/>k = 5</text:p>
      <text:p text:style-name="P1"><text:s text:c="4"/>kid20 is out</text:p>
      <text:p text:style-name="P1"><text:s text:c="2"/>Queue: (kid0, kid1, kid4, kid6, kid7, kid8, kid10, kid13, kid14, kid15, kid18, kid19) <text:s/>k = 5</text:p>
      <text:p text:style-name="P1"><text:s text:c="4"/>kid8 is out</text:p>
      <text:p text:style-name="P1"><text:s text:c="2"/>Queue: (kid10, kid13, kid14, kid15, kid18, kid19, kid0, kid1, kid4, kid6, kid7) <text:s/>k = 5</text:p>
      <text:p text:style-name="P1"><text:s text:c="4"/>kid19 is out</text:p>
      <text:p text:style-name="P1"><text:s text:c="2"/>Queue: (kid0, kid1, kid4, kid6, kid7, kid10, kid13, kid14, kid15, kid18) <text:s/>k = 5</text:p>
      <text:p text:style-name="P1"><text:s text:c="4"/>kid10 is out</text:p>
      <text:p text:style-name="P1"><text:s text:c="2"/>Queue: (kid13, kid14, kid15, kid18, kid0, kid1, kid4, kid6, kid7) <text:s/>k = 5</text:p>
      <text:p text:style-name="P1"><text:s text:c="4"/>kid1 is out</text:p>
      <text:p text:style-name="P1"><text:s text:c="2"/>Queue: (kid4, kid6, kid7, kid13, kid14, kid15, kid18, kid0) <text:s/>k = 5</text:p>
      <text:p text:style-name="P1"><text:s text:c="4"/>kid15 is out</text:p>
      <text:p text:style-name="P1"><text:s text:c="2"/>Queue: (kid18, kid0, kid4, kid6, kid7, kid13, kid14) <text:s/>k = 5</text:p>
      <text:p text:style-name="P1"><text:s text:c="4"/>kid13 is out</text:p>
      <text:p text:style-name="P1"><text:s text:c="2"/>Queue: (kid14, kid18, kid0, kid4, kid6, kid7) <text:s/>k = 5</text:p>
      <text:p text:style-name="P1"><text:soft-page-break/><text:s text:c="4"/>kid7 is out</text:p>
      <text:p text:style-name="P1"><text:s text:c="2"/>Queue: (kid14, kid18, kid0, kid4, kid6) <text:s/>k = 5</text:p>
      <text:p text:style-name="P1"><text:s text:c="4"/>kid14 is out</text:p>
      <text:p text:style-name="P1"><text:s text:c="2"/>Queue: (kid18, kid0, kid4, kid6) <text:s/>k = 5</text:p>
      <text:p text:style-name="P1"><text:s text:c="4"/>kid0 is out</text:p>
      <text:p text:style-name="P1"><text:s text:c="2"/>Queue: (kid4, kid6, kid18) <text:s/>k = 5</text:p>
      <text:p text:style-name="P1"><text:s text:c="4"/>kid18 is out</text:p>
      <text:p text:style-name="P1"><text:s text:c="2"/>Queue: (kid4, kid6) <text:s/>k = 5</text:p>
      <text:p text:style-name="P1"><text:s text:c="4"/>kid6 is out</text:p>
      <text:p text:style-name="P1">The winner is kid4</text:p>
      <text:p text:style-name="P1">Elapsed Time: 4 milliseconds</text:p>
      <text:p text:style-name="P1">V) millerg2@aldenv141:~/112/cs112S2015-millerg2/lab9$ java edu.allegheny.solve.JosephusSolver 3 25</text:p>
      <text:p text:style-name="P1"><text:s text:c="2"/>Queue: (kid0, kid1, kid2, kid3) <text:s/>k = 25</text:p>
      <text:p text:style-name="P1"><text:s text:c="4"/>kid1 is out</text:p>
      <text:p text:style-name="P1"><text:s text:c="2"/>Queue: (kid2, kid3, kid0) <text:s/>k = 25</text:p>
      <text:p text:style-name="P1"><text:s text:c="4"/>kid3 is out</text:p>
      <text:p text:style-name="P1"><text:s text:c="2"/>Queue: (kid0, kid2) <text:s/>k = 25</text:p>
      <text:p text:style-name="P1"><text:s text:c="4"/>kid2 is out</text:p>
      <text:p text:style-name="P1">The winner is kid0</text:p>
      <text:p text:style-name="P1">Elapsed Time: 3 milliseconds</text:p>
      <text:p text:style-name="P1"/>
      <text:p text:style-name="P1"/>
      <text:p text:style-name="P1">4) By running the JosephusSolver we can see the original output simulates a game of hot potato, in which a string array of children variables are systematically removed from the game until only one child remains. This is done by determining the number of steps or iterations each round will perform until deciding the current index is to be removed from the game. We can easily see this by some of the print statements originally put in the program, which clearly show that the program correctly implements a queue to iterate through the array.</text:p>
      <text:p text:style-name="P1"/>
      <text:p text:style-name="P1">5) The worst-case time complexity of the program is O(n), where n is related to the number of children and steps in a round. This is the worst-case time complexity because the children in the string array are initialized through the use of a for loop. Therefore, for every child in the queue, another instruction will be required to initialize it. Also, each step in a round will require another instruction to iterate through the queue. Hence it will take n instructions to run the program. To determine whether this program is efficient we must conduct further analysis of how the program executes when n gets “big”, by performing doubling experiments.</text:p>
      <text:p text:style-name="P1"/>
      <text:p text:style-name="P1">6) <text:span text:style-name="T1">Below a chart is given showing the results of increasing the number of steps with a constant value of 10 children in the game. While it is not as consistent for small values, it is easily derived from the table that as the number of steps begins to reach larger values its curve is increasing at a near constant rate supporting the claim that this runs in O(n) wort-case time. Each trial was ran ten times and the value reported is the arithmetic mean of these trials.</text:span></text:p>
      <text:p text:style-name="P1"/>
      <text:p text:style-name="P1"/>
      <text:p text:style-name="P1"/>
      <text:p text:style-name="P1"/>
      <text:p text:style-name="P1"><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soft-page-break/></text:p>
      <text:p text:style-name="P3">In order to further support <text:span text:style-name="T2">the earlier claim</text:span> a doubling experiment was ran again, but this time both variables are doubled each trial. Also, each trial is ran 10 times and an average result is reported. <text:span text:style-name="T2">As reported from the chart, it is derived that while only one variable is doubling our execution time increases at a constant rate when input values get large. Though this is not the case for the doubling experiment of two input variables. As seen by the graph below we can derive that the increase in two variables actually give us an exponential function. Therefore, we can conclude that the worst-case time complexity of this program is actually O(n</text:span><text:span text:style-name="T3">2</text:span><text:span text:style-name="T4">)</text:span><text:span text:style-name="T2">.</text:span></text:p>
      <text:p text:style-name="P2"/>
      <text:p text:style-name="P1"/>
      <text:p text:style-name="P1"><draw:frame draw:style-name="fr1" draw:name="Object2" text:anchor-type="paragraph" svg:width="6.0138in" svg:height="3.4457in" draw:z-index="1"><draw:object xlink:href="./Object 2" xlink:type="simple" xlink:show="embed" xlink:actuate="onLoad"/><draw:image xlink:href="./ObjectReplacements/Object 2" xlink:type="simple" xlink:show="embed" xlink:actuate="onLoad"/></draw:frame></text:p>
      <text:p text:style-name="P1"/>
      <text:p text:style-name="P1"><text:soft-page-break/></text:p>
      <text:p text:style-name="P4">7) There were no real difficulties in completing the lab. This is likely due to the fact that there was minimal coding involved. Also, the coding additions required for this lab were all things we have seen before in class. Likewise, the analysis aspect of the lab was not too difficult either, considering we have done experiments similar to this in prior labs. The only different aspect of this lab was doing a doubling experiment with two input variables. This was conducted in two cases, one with a constant variable and another with both variables doubling, to demonstrate the effect of adding addition input vari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6:12:46.894551185</meta:creation-date>
    <dc:date>2015-04-02T17:33:53.483267253</dc:date>
    <meta:editing-duration>PT26M56S</meta:editing-duration>
    <meta:editing-cycles>1</meta:editing-cycles>
    <meta:generator>LibreOffice/4.2.7.2$Linux_X86_64 LibreOffice_project/420m0$Build-2</meta:generator>
    <meta:document-statistic meta:table-count="0" meta:image-count="0" meta:object-count="2" meta:page-count="5" meta:paragraph-count="106" meta:word-count="1287" meta:character-count="7649" meta:non-whitespace-character-count="60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4.516cm" svg:y="0.315cm" chart:style-name="ch2">
          <text:p>Execution Time As input increases</text:p>
        </chart:title>
        <chart:subtitle svg:x="5.428cm" svg:y="1.299cm" chart:style-name="ch3">
          <text:p>with a constant of 10 children</text:p>
        </chart:subtitle>
        <chart:legend chart:legend-position="end" svg:x="14.099cm" svg:y="4.2cm" style:legend-expansion="high" chart:style-name="ch4"/>
        <chart:plot-area chart:style-name="ch5" chart:data-source-has-labels="both" svg:x="1.33cm" svg:y="2.187cm" svg:width="12.45cm" svg:height="5.652cm">
          <chartooo:coordinate-region svg:x="1.951cm" svg:y="2.387cm" svg:width="11.272cm" svg:height="4.805cm"/>
          <chart:axis chart:dimension="x" chart:name="primary-x" chart:style-name="ch6" chartooo:axis-type="auto">
            <chart:title svg:x="5.606cm" svg:y="8.018cm" chart:style-name="ch7">
              <text:p>number of steps per round</text:p>
            </chart:title>
            <chart:categories table:cell-range-address="local-table.$A$2:.$A$11"/>
          </chart:axis>
          <chart:axis chart:dimension="y" chart:name="primary-y" chart:style-name="ch6">
            <chart:title svg:x="0.451cm" svg:y="7.227cm" chart:style-name="ch8">
              <text:p>execution time in milliseconds</text:p>
            </chart:title>
            <chart:grid chart:style-name="ch9" chart:class="major"/>
          </chart:axis>
          <chart:series chart:style-name="ch10" chart:values-cell-range-address="local-table.$C$2:.$C$11" chart:label-cell-address="local-table.$C$1" chart:class="chart:scatter">
            <chart:domain table:cell-range-address="local-table.$B$2:.$B$11"/>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vg</text:p>
              </table:table-cell>
            </table:table-row>
          </table:table-header-rows>
          <table:table-rows>
            <table:table-row>
              <table:table-cell office:value-type="string">
                <text:p>1</text:p>
              </table:table-cell>
              <table:table-cell office:value-type="float" office:value="500">
                <text:p>500</text:p>
              </table:table-cell>
              <table:table-cell office:value-type="float" office:value="5.1">
                <text:p>5.1</text:p>
              </table:table-cell>
            </table:table-row>
            <table:table-row>
              <table:table-cell office:value-type="string">
                <text:p>2</text:p>
              </table:table-cell>
              <table:table-cell office:value-type="float" office:value="1000">
                <text:p>1000</text:p>
              </table:table-cell>
              <table:table-cell office:value-type="float" office:value="4.3">
                <text:p>4.3</text:p>
              </table:table-cell>
            </table:table-row>
            <table:table-row>
              <table:table-cell office:value-type="string">
                <text:p>3</text:p>
              </table:table-cell>
              <table:table-cell office:value-type="float" office:value="2000">
                <text:p>2000</text:p>
              </table:table-cell>
              <table:table-cell office:value-type="float" office:value="6.7">
                <text:p>6.7</text:p>
              </table:table-cell>
            </table:table-row>
            <table:table-row>
              <table:table-cell office:value-type="string">
                <text:p>4</text:p>
              </table:table-cell>
              <table:table-cell office:value-type="float" office:value="4000">
                <text:p>4000</text:p>
              </table:table-cell>
              <table:table-cell office:value-type="float" office:value="6.3">
                <text:p>6.3</text:p>
              </table:table-cell>
            </table:table-row>
            <table:table-row>
              <table:table-cell office:value-type="string">
                <text:p>5</text:p>
              </table:table-cell>
              <table:table-cell office:value-type="float" office:value="8000">
                <text:p>8000</text:p>
              </table:table-cell>
              <table:table-cell office:value-type="float" office:value="10.5">
                <text:p>10.5</text:p>
              </table:table-cell>
            </table:table-row>
            <table:table-row>
              <table:table-cell office:value-type="string">
                <text:p>6</text:p>
              </table:table-cell>
              <table:table-cell office:value-type="float" office:value="16000">
                <text:p>16000</text:p>
              </table:table-cell>
              <table:table-cell office:value-type="float" office:value="10.9">
                <text:p>10.9</text:p>
              </table:table-cell>
            </table:table-row>
            <table:table-row>
              <table:table-cell office:value-type="string">
                <text:p>7</text:p>
              </table:table-cell>
              <table:table-cell office:value-type="float" office:value="32000">
                <text:p>32000</text:p>
              </table:table-cell>
              <table:table-cell office:value-type="float" office:value="16.1">
                <text:p>16.1</text:p>
              </table:table-cell>
            </table:table-row>
            <table:table-row>
              <table:table-cell office:value-type="string">
                <text:p>8</text:p>
              </table:table-cell>
              <table:table-cell office:value-type="float" office:value="64000">
                <text:p>64000</text:p>
              </table:table-cell>
              <table:table-cell office:value-type="float" office:value="26.1">
                <text:p>26.1</text:p>
              </table:table-cell>
            </table:table-row>
            <table:table-row>
              <table:table-cell office:value-type="string">
                <text:p>9</text:p>
              </table:table-cell>
              <table:table-cell office:value-type="float" office:value="128000">
                <text:p>128000</text:p>
              </table:table-cell>
              <table:table-cell office:value-type="float" office:value="26.3">
                <text:p>26.3</text:p>
              </table:table-cell>
            </table:table-row>
            <table:table-row>
              <table:table-cell office:value-type="string">
                <text:p>10</text:p>
              </table:table-cell>
              <table:table-cell office:value-type="float" office:value="256000">
                <text:p>256000</text:p>
              </table:table-cell>
              <table:table-cell office:value-type="float" office:value="43.6">
                <text:p>4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275cm" svg:height="8.752cm" xlink:href="." xlink:type="simple" chart:class="chart:line" chart:style-name="ch1">
        <chart:title svg:x="4.141cm" svg:y="0.311cm" chart:style-name="ch2">
          <text:p>Execution Time as Input Increases</text:p>
        </chart:title>
        <chart:subtitle svg:x="5.701cm" svg:y="1.291cm" chart:style-name="ch3">
          <text:p>by two input variables</text:p>
        </chart:subtitle>
        <chart:legend chart:legend-position="end" svg:x="13.375cm" svg:y="4.077cm" style:legend-expansion="high" chart:style-name="ch4"/>
        <chart:plot-area chart:style-name="ch5" chart:data-source-has-labels="both" svg:x="1.316cm" svg:y="2.175cm" svg:width="11.754cm" svg:height="5.421cm">
          <chartooo:coordinate-region svg:x="2.308cm" svg:y="2.374cm" svg:width="9.821cm" svg:height="4.177cm"/>
          <chart:axis chart:dimension="x" chart:name="primary-x" chart:style-name="ch6" chartooo:axis-type="auto">
            <chartooo:date-scale/>
            <chart:title svg:x="5.588cm" svg:y="7.771cm" chart:style-name="ch7">
              <text:p>input (children, steps)</text:p>
            </chart:title>
            <chart:categories table:cell-range-address="local-table.$A$2:.$A$11"/>
          </chart:axis>
          <chart:axis chart:dimension="y" chart:name="primary-y" chart:style-name="ch6">
            <chart:title svg:x="0.451cm" svg:y="7.099cm" chart:style-name="ch8">
              <text:p>execution time in milliseconds</text:p>
            </chart:title>
            <chart:grid chart:style-name="ch9"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vg</text:p>
              </table:table-cell>
            </table:table-row>
          </table:table-header-rows>
          <table:table-rows>
            <table:table-row>
              <table:table-cell office:value-type="string">
                <text:p>5, 500</text:p>
              </table:table-cell>
              <table:table-cell office:value-type="float" office:value="3.6">
                <text:p>3.6</text:p>
              </table:table-cell>
            </table:table-row>
            <table:table-row>
              <table:table-cell office:value-type="string">
                <text:p>10, 1000</text:p>
              </table:table-cell>
              <table:table-cell office:value-type="float" office:value="3.8">
                <text:p>3.8</text:p>
              </table:table-cell>
            </table:table-row>
            <table:table-row>
              <table:table-cell office:value-type="string">
                <text:p>20, 2000</text:p>
              </table:table-cell>
              <table:table-cell office:value-type="float" office:value="6.6">
                <text:p>6.6</text:p>
              </table:table-cell>
            </table:table-row>
            <table:table-row>
              <table:table-cell office:value-type="string">
                <text:p>40, 4000</text:p>
              </table:table-cell>
              <table:table-cell office:value-type="float" office:value="11.4">
                <text:p>11.4</text:p>
              </table:table-cell>
            </table:table-row>
            <table:table-row>
              <table:table-cell office:value-type="string">
                <text:p>80, 8000</text:p>
              </table:table-cell>
              <table:table-cell office:value-type="float" office:value="21.7">
                <text:p>21.7</text:p>
              </table:table-cell>
            </table:table-row>
            <table:table-row>
              <table:table-cell office:value-type="string">
                <text:p>160, 16000</text:p>
              </table:table-cell>
              <table:table-cell office:value-type="float" office:value="39">
                <text:p>39</text:p>
              </table:table-cell>
            </table:table-row>
            <table:table-row>
              <table:table-cell office:value-type="string">
                <text:p>320, 32000</text:p>
              </table:table-cell>
              <table:table-cell office:value-type="float" office:value="103.5">
                <text:p>103.5</text:p>
              </table:table-cell>
            </table:table-row>
            <table:table-row>
              <table:table-cell office:value-type="string">
                <text:p>640, 64000</text:p>
              </table:table-cell>
              <table:table-cell office:value-type="float" office:value="354.5">
                <text:p>354.5</text:p>
              </table:table-cell>
            </table:table-row>
            <table:table-row>
              <table:table-cell office:value-type="string">
                <text:p>1280, 128000</text:p>
              </table:table-cell>
              <table:table-cell office:value-type="float" office:value="1116.3">
                <text:p>1116.3</text:p>
              </table:table-cell>
            </table:table-row>
            <table:table-row>
              <table:table-cell office:value-type="string">
                <text:p>256, 256000</text:p>
              </table:table-cell>
              <table:table-cell office:value-type="float" office:value="4523.6">
                <text:p>4523.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